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6063in" fo:break-before="auto" style:use-optimal-row-height="tru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1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one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one</text:p>
          </table:table-cell>
          <table:table-cell table:style-name="ce48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1" table:number-rows-repeated="6529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heet3" table:style-name="ta2" table:print="false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row table:style-name="ro12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2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2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0"/>
      </table:named-expressions>
      <table:database-ranges>
        <table:database-range table:target-range-address="All.A9:All.L190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01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4-21T15:57:06</meta:creation-date>
    <dc:date>2009-06-03T01:51:28</dc:date>
    <meta:editing-cycles>103</meta:editing-cycles>
    <meta:editing-duration>PT42H20M15S</meta:editing-duration>
    <dc:creator>John Lee</dc:creator>
    <meta:document-statistic meta:table-count="2" meta:cell-count="2631" meta:object-count="0"/>
    <meta:user-defined meta:name="Info 1"/>
    <meta:user-defined meta:name="Info 2"/>
    <meta:user-defined meta:name="Info 3"/>
    <meta:user-defined meta:name="Info 4"/>
  </office:meta>
</office:document-meta>
</file>